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hi, deg</text:p>
          </table:table-cell>
          <table:table-cell office:value-type="string" calcext:value-type="string">
            <text:p>w, mm</text:p>
          </table:table-cell>
          <table:table-cell office:value-type="string" calcext:value-type="string">
            <text:p>F, 10n</text:p>
          </table:table-cell>
          <table:table-cell office:value-type="string" calcext:value-type="string">
            <text:p>h, m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.55" calcext:value-type="float">
            <text:p>23.55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.7" calcext:value-type="float">
            <text:p>23.7</text:p>
          </table:table-cell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.65" calcext:value-type="float">
            <text:p>23.65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.5" calcext:value-type="float">
            <text:p>23.5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3.55" calcext:value-type="float">
            <text:p>23.55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16:12:56.024634924</meta:creation-date>
    <dc:date>2023-09-28T16:46:47.058216734</dc:date>
    <meta:editing-duration>PT33M51S</meta:editing-duration>
    <meta:editing-cycles>1</meta:editing-cycles>
    <meta:document-statistic meta:table-count="1" meta:cell-count="32" meta:object-count="0"/>
    <meta:generator>LibreOffice/7.6.1.2$Linux_X86_64 LibreOffice_project/60$Build-2</meta:generator>
  </office:meta>
</office:document-meta>
</file>